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.617cm" svg:y="0.552cm">
            <draw:object draw:notify-on-update-of-ranges="Sheet1.A2:Sheet1.A16 Sheet1.B2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pcount</text:p>
          </table:table-cell>
          <table:table-cell office:value-type="string" calcext:value-type="string">
            <text:p>m+n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85880" calcext:value-type="float">
            <text:p>18588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0271" calcext:value-type="float">
            <text:p>90271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183968" calcext:value-type="float">
            <text:p>183968</text:p>
          </table:table-cell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float" office:value="108998" calcext:value-type="float">
            <text:p>108998</text:p>
          </table:table-cell>
        </table:table-row>
        <table:table-row table:style-name="ro1">
          <table:table-cell office:value-type="float" office:value="8334" calcext:value-type="float">
            <text:p>8334</text:p>
          </table:table-cell>
          <table:table-cell office:value-type="float" office:value="256130" calcext:value-type="float">
            <text:p>256130</text:p>
          </table:table-cell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float" office:value="112391" calcext:value-type="float">
            <text:p>112391</text:p>
          </table:table-cell>
        </table:table-row>
        <table:table-row table:style-name="ro1">
          <table:table-cell office:value-type="float" office:value="13132" calcext:value-type="float">
            <text:p>13132</text:p>
          </table:table-cell>
          <table:table-cell office:value-type="float" office:value="187204" calcext:value-type="float">
            <text:p>187204</text:p>
          </table:table-cell>
        </table:table-row>
        <table:table-row table:style-name="ro1">
          <table:table-cell office:value-type="float" office:value="15366" calcext:value-type="float">
            <text:p>15366</text:p>
          </table:table-cell>
          <table:table-cell office:value-type="float" office:value="220581" calcext:value-type="float">
            <text:p>220581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office:value-type="float" office:value="204910" calcext:value-type="float">
            <text:p>204910</text:p>
          </table:table-cell>
        </table:table-row>
        <table:table-row table:style-name="ro1">
          <table:table-cell office:value-type="float" office:value="16914" calcext:value-type="float">
            <text:p>16914</text:p>
          </table:table-cell>
          <table:table-cell office:value-type="float" office:value="209694" calcext:value-type="float">
            <text:p>209694</text:p>
          </table:table-cell>
        </table:table-row>
        <table:table-row table:style-name="ro1">
          <table:table-cell office:value-type="float" office:value="20059" calcext:value-type="float">
            <text:p>20059</text:p>
          </table:table-cell>
          <table:table-cell office:value-type="float" office:value="88751" calcext:value-type="float">
            <text:p>88751</text:p>
          </table:table-cell>
        </table:table-row>
        <table:table-row table:style-name="ro1">
          <table:table-cell office:value-type="float" office:value="21420" calcext:value-type="float">
            <text:p>21420</text:p>
          </table:table-cell>
          <table:table-cell office:value-type="float" office:value="138072" calcext:value-type="float">
            <text:p>138072</text:p>
          </table:table-cell>
        </table:table-row>
        <table:table-row table:style-name="ro1">
          <table:table-cell office:value-type="float" office:value="21528" calcext:value-type="float">
            <text:p>21528</text:p>
          </table:table-cell>
          <table:table-cell office:value-type="float" office:value="187314" calcext:value-type="float">
            <text:p>187314</text:p>
          </table:table-cell>
        </table:table-row>
        <table:table-row table:style-name="ro1">
          <table:table-cell office:value-type="float" office:value="22862" calcext:value-type="float">
            <text:p>22862</text:p>
          </table:table-cell>
          <table:table-cell office:value-type="float" office:value="47987" calcext:value-type="float">
            <text:p>47987</text:p>
          </table:table-cell>
        </table:table-row>
        <table:table-row table:style-name="ro1">
          <table:table-cell office:value-type="float" office:value="23926" calcext:value-type="float">
            <text:p>23926</text:p>
          </table:table-cell>
          <table:table-cell office:value-type="float" office:value="121691" calcext:value-type="float">
            <text:p>121691</text:p>
          </table:table-cell>
        </table:table-row>
      </table:table>
      <table:named-expressions/>
      <table:database-ranges>
        <table:database-range table:name="__Anonymous_Sheet_DB__0" table:target-range-address="Sheet1.A2:Sheet1.B16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09:10:26.361797750</meta:creation-date>
    <dc:date>2023-02-09T09:43:24.933039399</dc:date>
    <meta:editing-duration>PT17M25S</meta:editing-duration>
    <meta:editing-cycles>2</meta:editing-cycles>
    <meta:generator>LibreOffice/7.3.6.2$Linux_X86_64 LibreOffice_project/30$Build-2</meta:generator>
    <meta:document-statistic meta:table-count="1" meta:cell-count="3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2:Sheet1.B16" svg:x="0.32cm" svg:y="0.18cm" svg:width="12.508cm" svg:height="8.64cm">
          <chart:coordinate-region svg:x="1.682cm" svg:y="0.379cm" svg:width="10.68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6" chart:class="chart:scatter">
            <chart:domain table:cell-range-address="Sheet1.A2:Sheet1.A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2">
                <text:p>492</text:p>
                <draw:g>
                  <svg:desc>Sheet1.A2:Sheet1.A16</svg:desc>
                </draw:g>
              </table:table-cell>
              <table:table-cell office:value-type="float" office:value="185880">
                <text:p>185880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6">
                <text:p>886</text:p>
              </table:table-cell>
              <table:table-cell office:value-type="float" office:value="90271">
                <text:p>90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26">
                <text:p>3426</text:p>
              </table:table-cell>
              <table:table-cell office:value-type="float" office:value="183968">
                <text:p>183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8">
                <text:p>6428</text:p>
              </table:table-cell>
              <table:table-cell office:value-type="float" office:value="108998">
                <text:p>108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34">
                <text:p>8334</text:p>
              </table:table-cell>
              <table:table-cell office:value-type="float" office:value="256130">
                <text:p>2561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27">
                <text:p>10027</text:p>
              </table:table-cell>
              <table:table-cell office:value-type="float" office:value="112391">
                <text:p>1123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32">
                <text:p>13132</text:p>
              </table:table-cell>
              <table:table-cell office:value-type="float" office:value="187204">
                <text:p>187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66">
                <text:p>15366</text:p>
              </table:table-cell>
              <table:table-cell office:value-type="float" office:value="220581">
                <text:p>220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36">
                <text:p>15736</text:p>
              </table:table-cell>
              <table:table-cell office:value-type="float" office:value="204910">
                <text:p>2049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14">
                <text:p>16914</text:p>
              </table:table-cell>
              <table:table-cell office:value-type="float" office:value="209694">
                <text:p>2096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59">
                <text:p>20059</text:p>
              </table:table-cell>
              <table:table-cell office:value-type="float" office:value="88751">
                <text:p>88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420">
                <text:p>21420</text:p>
              </table:table-cell>
              <table:table-cell office:value-type="float" office:value="138072">
                <text:p>138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528">
                <text:p>21528</text:p>
              </table:table-cell>
              <table:table-cell office:value-type="float" office:value="187314">
                <text:p>1873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862">
                <text:p>22862</text:p>
              </table:table-cell>
              <table:table-cell office:value-type="float" office:value="47987">
                <text:p>47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926">
                <text:p>23926</text:p>
              </table:table-cell>
              <table:table-cell office:value-type="float" office:value="121691">
                <text:p>121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